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cm" table:align="margins"/>
    </style:style>
    <style:style style:name="Táblázat1.A" style:family="table-column">
      <style:table-column-properties style:column-width="3.406cm" style:rel-column-width="13950*"/>
    </style:style>
    <style:style style:name="Táblázat1.B" style:family="table-column">
      <style:table-column-properties style:column-width="3.639cm" style:rel-column-width="14904*"/>
    </style:style>
    <style:style style:name="Táblázat1.C" style:family="table-column">
      <style:table-column-properties style:column-width="8.955cm" style:rel-column-width="36681*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style:vertical-align="middle"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officeooo:rsid="001f4e83" officeooo:paragraph-rsid="001f4e83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1f4e83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7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paragraph-rsid="001f4e83" style:font-size-asian="12pt" style:font-size-complex="12pt"/>
    </style:style>
    <style:style style:name="P8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9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2d21b8" style:font-size-asian="12pt" style:font-size-complex="12pt"/>
    </style:style>
    <style:style style:name="P10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1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7b26e" style:font-size-asian="12pt" style:font-size-complex="12pt"/>
    </style:style>
    <style:style style:name="P1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8e2b3" style:font-size-asian="12pt" style:font-size-complex="12pt"/>
    </style:style>
    <style:style style:name="P14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15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16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2d21b8" style:font-size-asian="12pt" style:font-size-complex="12pt"/>
    </style:style>
    <style:style style:name="P17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8" style:family="paragraph" style:parent-style-name="Preformatted_20_Text">
      <style:paragraph-properties fo:margin-left="0.596cm" fo:margin-right="0cm" fo:margin-top="0cm" fo:margin-bottom="0.101cm" style:contextual-spacing="false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9" style:family="paragraph" style:parent-style-name="Table_20_Contents">
      <style:text-properties style:font-name="DejaVu Sans Mono" fo:font-size="12pt" style:font-name-asian="DejaVu Sans Mono" style:font-size-asian="12pt" style:font-name-complex="FreeSans2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DejaVu Sans Mono" fo:font-size="10pt" officeooo:rsid="002be4b7" officeooo:paragraph-rsid="002be4b7" style:font-name-asian="DejaVu Sans Mono" style:font-size-asian="10pt" style:font-name-complex="FreeSans2" style:font-size-complex="10pt"/>
    </style:style>
    <style:style style:name="P21" style:family="paragraph" style:parent-style-name="Preformatted_20_Text">
      <style:paragraph-properties fo:margin-left="-0.067cm" fo:margin-right="0cm" fo:margin-top="0cm" fo:margin-bottom="0.101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22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2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24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3191e2" style:font-size-asian="12pt" style:font-size-complex="12pt"/>
    </style:style>
    <style:style style:name="P25" style:family="paragraph" style:parent-style-name="Preformatted_20_Text">
      <style:paragraph-properties fo:margin-left="0.596cm" fo:margin-right="0cm" fo:margin-top="0.101cm" fo:margin-bottom="0cm" style:contextual-spacing="false" fo:text-align="end" style:justify-single-word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8pt" officeooo:rsid="001f4e83" officeooo:paragraph-rsid="00331250" style:font-size-asian="8pt" style:font-size-complex="8pt"/>
    </style:style>
    <style:style style:name="T1" style:family="text">
      <style:text-properties officeooo:rsid="001f4e83"/>
    </style:style>
    <style:style style:name="T2" style:family="text">
      <style:text-properties officeooo:rsid="002e2166"/>
    </style:style>
    <style:style style:name="T3" style:family="text">
      <style:text-properties style:text-position="super 65%" officeooo:rsid="001f4e83"/>
    </style:style>
    <style:style style:name="T4" style:family="text">
      <style:text-properties officeooo:rsid="003191e2"/>
    </style:style>
    <style:style style:name="T5" style:family="text">
      <style:text-properties officeooo:rsid="003505d6"/>
    </style:style>
    <style:style style:name="T6" style:family="text">
      <style:text-properties officeooo:rsid="003312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pan text:style-name="T4">INGYENES </text:span>REGISZTRÁCIÓS ŰRLAP</text:p>
      <text:p text:style-name="P3"/>
      <text:p text:style-name="P3"/>
      <text:p text:style-name="P2">I. Regisztrációs adatok:</text:p>
      <text:p text:style-name="P3"/>
      <text:p text:style-name="P6"><text:span text:style-name="T1">Reg. </text:span><text:span text:style-name="T4">n</text:span><text:span text:style-name="T1">év</text:span><text:span text:style-name="T3">1</text:span><text:span text:style-name="T1">:<text:tab/>...........................................</text:span></text:p>
      <text:p text:style-name="P8"/>
      <text:p text:style-name="P24"><text:tab/>...........................................</text:p>
      <text:p text:style-name="P8"/>
      <text:p text:style-name="P8"/>
      <text:p text:style-name="P15"><text:span text:style-name="T1">OS változat</text:span><text:span text:style-name="T1">:<text:tab/>[ ] GNU/Linux: ............................</text:span></text:p>
      <text:p text:style-name="P8"><text:tab/>[ ] Windows: ..............................</text:p>
      <text:p text:style-name="P8"/>
      <text:p text:style-name="P8"/>
      <text:p text:style-name="P9">Licenc típus:</text:p>
      <text:p text:style-name="P16"><text:tab/>Magáncélú, otthoni felhasználásra</text:p>
      <text:p text:style-name="P17"><text:tab/>[ ] <text:span text:style-name="T4">2 x </text:span>1 számítógépre<text:tab/>0 HUF</text:p>
      <text:p text:style-name="P17"/>
      <text:p text:style-name="P17"><text:tab/>Oktatási intézmény részére</text:p>
      <text:p text:style-name="P17"><text:tab/>[ ] 2-5 számítógépre<text:tab/>0 HUF</text:p>
      <text:p text:style-name="P17"/>
      <text:p text:style-name="P17"><text:tab/>Non-profit szervezet részére</text:p>
      <text:p text:style-name="P17"><text:tab/>[ ] 2-5 számítógépre<text:tab/>0 HUF</text:p>
      <text:p text:style-name="P17"/>
      <text:p text:style-name="P17"><text:tab/>Üzleti használatra</text:p>
      <text:p text:style-name="P17"><text:tab/>[ ] 1 számítógépre<text:tab/>0 HUF</text:p>
      <text:p text:style-name="P17"/>
      <text:p text:style-name="P2">II. Számlázási adatok:</text:p>
      <text:p text:style-name="P10"/>
      <text:p text:style-name="P11">Név:<text:tab/>...........................................</text:p>
      <text:p text:style-name="P11"/>
      <text:p text:style-name="P11">Adószám:<text:tab/>...........................................</text:p>
      <text:p text:style-name="P11"/>
      <text:p text:style-name="P11">Ország:<text:tab/>...........................................</text:p>
      <text:p text:style-name="P11"/>
      <text:p text:style-name="P11">Állam/Megye:<text:tab/>...........................................</text:p>
      <text:p text:style-name="P11"/>
      <text:p text:style-name="P11">Ir. szám/Város:<text:tab/>....... <text:s/>..................................</text:p>
      <text:p text:style-name="P11"/>
      <text:p text:style-name="P11">Cím:<text:tab/>...........................................</text:p>
      <text:p text:style-name="P11"/>
      <text:p text:style-name="P2"><text:soft-page-break/>III. Kapcsolattartási adatok:</text:p>
      <text:p text:style-name="P11"/>
      <text:p text:style-name="P11">Név:<text:tab/>...........................................</text:p>
      <text:p text:style-name="P11"/>
      <text:p text:style-name="P12">Ország:<text:tab/>...........................................</text:p>
      <text:p text:style-name="P12"/>
      <text:p text:style-name="P12">Állam/Megye:<text:tab/>...........................................</text:p>
      <text:p text:style-name="P12"/>
      <text:p text:style-name="P12">Ir. szám/Város:<text:tab/>....... <text:s/>..................................</text:p>
      <text:p text:style-name="P12"/>
      <text:p text:style-name="P12">Cím:<text:tab/>...........................................</text:p>
      <text:p text:style-name="P12"/>
      <text:p text:style-name="P12">E-mail cím:<text:tab/>...............@...........................</text:p>
      <text:p text:style-name="P12"/>
      <text:p text:style-name="P11">Mobil telefon:<text:tab/>+.... .... <text:s/>...............................</text:p>
      <text:p text:style-name="P11"/>
      <text:p text:style-name="P13">Telefon:<text:tab/>+.... .... <text:s/>...............................</text:p>
      <text:p text:style-name="P13"/>
      <text:p text:style-name="P13">Telefax:<text:tab/>+.... .... <text:s/>..............................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21">Megjegyzések:</text:p>
      <text:p text:style-name="P7"><text:span text:style-name="T3">1</text:span>: Maximum 30 karakter.</text:p>
      <text:p text:style-name="P18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0">Érkezett</text:p>
          </table:table-cell>
          <table:table-cell table:style-name="Táblázat1.A1" office:value-type="string">
            <text:p text:style-name="P20">Nyt. szám</text:p>
          </table:table-cell>
          <table:table-cell table:style-name="Táblázat1.C1" office:value-type="string">
            <text:p text:style-name="P20">Sorozatszám</text:p>
          </table:table-cell>
        </table:table-row>
        <table:table-row>
          <table:table-cell table:style-name="Táblázat1.A2" office:value-type="string">
            <text:p text:style-name="P19"/>
            <text:p text:style-name="P19"/>
          </table:table-cell>
          <table:table-cell table:style-name="Táblázat1.B2" office:value-type="string">
            <text:p text:style-name="P19"/>
          </table:table-cell>
          <table:table-cell table:style-name="Táblázat1.C2" office:value-type="string">
            <text:p text:style-name="P19"/>
          </table:table-cell>
        </table:table-row>
      </table:table>
      <text:p text:style-name="P25"><text:span text:style-name="T5">[DN: 19/4/</text:span><text:span text:style-name="T6">4</text:span><text:span text:style-name="T5">-HU-2.0.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f4e83"/>
    </style:style>
    <style:style style:name="MT2" style:family="text">
      <style:text-properties officeooo:rsid="002e21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Tubes</text:span><text:span text:style-name="MT2">2 pro v2.0.2</text:span></text:p>
      </style:header>
      <style:footer>
        <text:p text:style-name="MP2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5b93205-6e6b3fc-7830f6d-c08ad66-1d9bf4</meta:generator>
    <dc:date>2015-01-24T18:54:42</dc:date>
    <dc:creator>Zsolt Pozsár</dc:creator>
    <meta:editing-duration>PT30M38S</meta:editing-duration>
    <meta:editing-cycles>20</meta:editing-cycles>
    <dc:title>Ingyenes regisztrációs űrlap</dc:title>
    <meta:document-statistic meta:table-count="1" meta:image-count="0" meta:object-count="0" meta:page-count="2" meta:paragraph-count="40" meta:word-count="122" meta:character-count="1430" meta:non-whitespace-character-count="1332"/>
  </office:meta>
</office:document-meta>
</file>